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91cm" svg:height="7.56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766cm" svg:height="5.509cm" svg:x="2.494cm" svg:y="2.5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521cm" svg:height="4.202cm" svg:x="3.241cm" svg:y="3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871cm" svg:height="2.304cm" svg:x="4.455cm" svg:y="4.88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2.562cm" svg:height="6.379cm" svg:x="1cm" svg:y="0.842cm">
          <draw:text-box>
            <text:p>computeTailCounts:</text:p>
            <text:p><text:s text:c="2"/>for each TailCount element: </text:p>
            <text:p><text:s text:c="8"/>visitTailCount </text:p>
            <text:p><text:s text:c="12"/>determineTailCount</text:p>
            <text:p><text:s text:c="15"/>for each map() element:</text:p>
            <text:p><text:s text:c="19"/>transitTailCount</text:p>
            <text:p><text:s text:c="23"/>TailCount.rule() == d_rule?</text:p>
            <text:p><text:s text:c="27"/>determineTailCount</text:p>
          </draw:text-box>
        </draw:frame>
        <draw:custom-shape draw:style-name="gr6" draw:text-style-name="P1" xml:id="id1" draw:id="id1" draw:layer="layout" svg:width="5.665cm" svg:height="0.747cm" svg:x="5.946cm" svg:y="6.3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5.696cm" svg:height="0.654cm" svg:x="3.3cm" svg:y="3.362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draw:line-skew="-0.869cm" svg:x1="5.946cm" svg:y1="6.692cm" svg:x2="3.3cm" svg:y2="3.689cm" draw:start-shape="id1" draw:start-glue-point="3" draw:end-shape="id2" draw:end-glue-point="3" svg:d="m5946 6692c-6022 0-4699-3003-2646-3003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23M9S</meta:editing-duration>
    <meta:editing-cycles>7</meta:editing-cycles>
    <dc:date>2011-05-20T12:47:52</dc:date>
    <meta:generator>LibreOffice/3.3$Linux LibreOffice_project/330m19$Build-202</meta:generator>
    <meta:document-statistic meta:object-count="31"/>
  </office:meta>
</office:document-meta>
</file>